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4790e"/>
    </style:style>
    <style:style style:name="P2" style:family="paragraph" style:parent-style-name="Text_20_body">
      <style:text-properties fo:font-weight="bold" officeooo:rsid="000877dc" officeooo:paragraph-rsid="000877dc" style:font-weight-asian="bold" style:font-weight-complex="bold"/>
    </style:style>
    <style:style style:name="P3" style:family="paragraph" style:parent-style-name="Text_20_body">
      <style:text-properties style:font-name="Ubuntu" fo:font-weight="bold" officeooo:rsid="00083c94" officeooo:paragraph-rsid="00083c94" style:font-weight-asian="bold" style:font-weight-complex="bold"/>
    </style:style>
    <style:style style:name="P4" style:family="paragraph" style:parent-style-name="Text_20_body">
      <style:text-properties style:font-name="Ubuntu" fo:font-weight="bold" officeooo:rsid="000877dc" officeooo:paragraph-rsid="000877dc" style:font-weight-asian="bold" style:font-weight-complex="bold"/>
    </style:style>
    <style:style style:name="P5" style:family="paragraph" style:parent-style-name="Text_20_body">
      <style:text-properties style:font-name="Ubuntu" fo:font-weight="normal" officeooo:rsid="00083c94" officeooo:paragraph-rsid="00083c94" style:font-weight-asian="normal" style:font-weight-complex="normal"/>
    </style:style>
    <style:style style:name="P6" style:family="paragraph" style:parent-style-name="Text_20_body">
      <style:text-properties style:font-name="Ubuntu" fo:font-weight="normal" officeooo:rsid="000877dc" officeooo:paragraph-rsid="000877dc" style:font-weight-asian="normal" style:font-weight-complex="normal"/>
    </style:style>
    <style:style style:name="P7" style:family="paragraph" style:parent-style-name="Text_20_body">
      <style:text-properties fo:color="#ff6600" style:font-name="Ubuntu" fo:font-style="italic" fo:font-weight="bold" officeooo:rsid="00064028" officeooo:paragraph-rsid="00064028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paragraph-rsid="00083c94"/>
    </style:style>
    <style:style style:name="P9" style:family="paragraph" style:parent-style-name="Text_20_body">
      <style:text-properties officeooo:paragraph-rsid="000877dc"/>
    </style:style>
    <style:style style:name="P10" style:family="paragraph" style:parent-style-name="Standard">
      <style:text-properties officeooo:paragraph-rsid="00064028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64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47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6dbb" officeooo:paragraph-rsid="00066d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479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64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Heading_20_1">
      <style:text-properties officeooo:rsid="0004790e" officeooo:paragraph-rsid="0004790e"/>
    </style:style>
    <style:style style:name="P21" style:family="paragraph" style:parent-style-name="Heading_20_3">
      <style:paragraph-properties fo:break-before="page"/>
      <style:text-properties officeooo:rsid="00083c94" officeooo:paragraph-rsid="00083c94"/>
    </style:style>
    <style:style style:name="P22" style:family="paragraph" style:parent-style-name="Heading_20_3">
      <style:paragraph-properties fo:break-before="page"/>
      <style:text-properties officeooo:rsid="000877dc" officeooo:paragraph-rsid="000877dc"/>
    </style:style>
    <style:style style:name="T1" style:family="text">
      <style:text-properties officeooo:rsid="00064028"/>
    </style:style>
    <style:style style:name="T2" style:family="text">
      <style:text-properties fo:color="#ff6600" fo:font-style="italic" officeooo:rsid="00064028" style:font-style-asian="italic" style:font-style-complex="italic"/>
    </style:style>
    <style:style style:name="T3" style:family="text">
      <style:text-properties officeooo:rsid="0008e34b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Requisitos de información</text:h>
      <text:p text:style-name="P1"/>
      <text:p text:style-name="P7">Se debe definir la escala de estabilidad. Por ejemplo:</text:p>
      <text:p text:style-name="P7">GRADO <text:tab/>DESCRIPCIÓN </text:p>
      <text:p text:style-name="P7">Baja <text:tab/><text:tab/>El requisito puede sufrir cambios con facilidad </text:p>
      <text:p text:style-name="P7">Media <text:tab/>Existe cierto grado de ocurrencia al cambio en el requisito </text:p>
      <text:p text:style-name="P7">Alta <text:tab/><text:tab/>La probabilidad de cambios en el requisito es muy <text:span text:style-name="T3">baja</text:span> </text:p>
      <text:p text:style-name="P7">Muy Alta <text:tab/>La probabilidad de cambios es casi nula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8">RI-001</text:p>
          </table:table-cell>
          <table:table-cell table:style-name="Table1.B1" office:value-type="float" office:value="0">
            <text:p text:style-name="P11">Paciente</text:p>
          </table:table-cell>
        </table:table-row>
        <table:table-row table:style-name="Table1.1">
          <table:table-cell table:style-name="Table1.A2" office:value-type="float" office:value="0">
            <text:p text:style-name="P11">Descripción</text:p>
          </table:table-cell>
          <table:table-cell table:style-name="Table1.B2" office:value-type="string">
            <text:p text:style-name="P15">El sistema deberá almacenar la información correspondiente a los pacientes.</text:p>
          </table:table-cell>
        </table:table-row>
        <table:table-row table:style-name="Table1.1">
          <table:table-cell table:style-name="Table1.A2" office:value-type="float" office:value="0">
            <text:p text:style-name="P11">Datos específicos</text:p>
          </table:table-cell>
          <table:table-cell table:style-name="Table1.B5" office:value-type="string">
            <text:p text:style-name="P13">- <text:span text:style-name="T2">E-mail</text:span></text:p>
            <text:p text:style-name="P13">- <text:span text:style-name="T1">Contraseña</text:span></text:p>
            <text:p text:style-name="P13">- <text:span text:style-name="T1">Localización</text:span></text:p>
            <text:p text:style-name="P13">- <text:span text:style-name="T1">Teléfono</text:span></text:p>
            <text:p text:style-name="P13">- <text:span text:style-name="T1">Síntomas</text:span></text:p>
            <text:p text:style-name="P13">- <text:span text:style-name="T1">Patologías</text:span></text:p>
            <text:p text:style-name="P13">- <text:span text:style-name="T1">Psicólogos</text:span></text:p>
          </table:table-cell>
        </table:table-row>
        <table:table-row table:style-name="Table1.1">
          <table:table-cell table:style-name="Table1.A2" office:value-type="float" office:value="0">
            <text:p text:style-name="P11">Estabilidad</text:p>
          </table:table-cell>
          <table:table-cell table:style-name="Table1.B5" office:value-type="string">
            <text:p text:style-name="P15">Media</text:p>
          </table:table-cell>
        </table:table-row>
        <table:table-row table:style-name="Table1.1">
          <table:table-cell table:style-name="Table1.A2" office:value-type="float" office:value="0">
            <text:p text:style-name="P17">Dependencias (con los demás requisitos)</text:p>
          </table:table-cell>
          <table:table-cell table:style-name="Table1.B5" office:value-type="string">
            <text:p text:style-name="P1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1">RI-002</text:p>
          </table:table-cell>
          <table:table-cell table:style-name="Table2.B1" office:value-type="float" office:value="0">
            <text:p text:style-name="P11">Patología</text:p>
          </table:table-cell>
        </table:table-row>
        <table:table-row table:style-name="Table2.1">
          <table:table-cell table:style-name="Table2.A2" office:value-type="float" office:value="0">
            <text:p text:style-name="P11">Descripción</text:p>
          </table:table-cell>
          <table:table-cell table:style-name="Table2.B2" office:value-type="string">
            <text:p text:style-name="P15">El sistema deberá almacenar la información correspondiente a las patologías.</text:p>
          </table:table-cell>
        </table:table-row>
        <table:table-row table:style-name="Table2.1">
          <table:table-cell table:style-name="Table2.A2" office:value-type="float" office:value="0">
            <text:p text:style-name="P11">Datos específicos</text:p>
          </table:table-cell>
          <table:table-cell table:style-name="Table2.B4" office:value-type="string">
            <text:p text:style-name="P14">- <text:span text:style-name="T1">Nombre</text:span></text:p>
            <text:p text:style-name="P14">- <text:span text:style-name="T1">Síntomas</text:span></text:p>
          </table:table-cell>
        </table:table-row>
        <table:table-row table:style-name="Table2.1">
          <table:table-cell table:style-name="Table2.A2" office:value-type="float" office:value="0">
            <text:p text:style-name="P12">Estabilidad</text:p>
          </table:table-cell>
          <table:table-cell table:style-name="Table2.B4" office:value-type="string">
            <text:p text:style-name="P16">Media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1">RI-003</text:p>
          </table:table-cell>
          <table:table-cell table:style-name="Table3.B1" office:value-type="float" office:value="0">
            <text:p text:style-name="P11">Psicólogo</text:p>
          </table:table-cell>
        </table:table-row>
        <table:table-row table:style-name="Table3.1">
          <table:table-cell table:style-name="Table3.A2" office:value-type="float" office:value="0">
            <text:p text:style-name="P11">Descripción</text:p>
          </table:table-cell>
          <table:table-cell table:style-name="Table3.B2" office:value-type="string">
            <text:p text:style-name="P15">El sistema deberá almacenar la información correspondiente a los psicólogos.</text:p>
          </table:table-cell>
        </table:table-row>
        <table:table-row table:style-name="Table3.1">
          <table:table-cell table:style-name="Table3.A2" office:value-type="float" office:value="0">
            <text:p text:style-name="P11">Datos específicos</text:p>
          </table:table-cell>
          <table:table-cell table:style-name="Table3.B4" office:value-type="string">
            <text:p text:style-name="P14">- <text:span text:style-name="T1">Nombre</text:span></text:p>
            <text:p text:style-name="P14">- <text:span text:style-name="T1">Edad</text:span></text:p>
            <text:p text:style-name="P14">- <text:span text:style-name="T2">E-mail</text:span></text:p>
            <text:p text:style-name="P14">- <text:span text:style-name="T1">Contraseña</text:span></text:p>
            <text:p text:style-name="P14"><text:soft-page-break/>- <text:span text:style-name="T1">Localizacion</text:span></text:p>
            <text:p text:style-name="P14">- <text:span text:style-name="T1">Telefono</text:span></text:p>
            <text:p text:style-name="P14">- <text:span text:style-name="T1">Tipo</text:span></text:p>
            <text:p text:style-name="P14">- <text:span text:style-name="T1">Número de colegiado</text:span></text:p>
            <text:p text:style-name="P14">- <text:span text:style-name="T1">Experiencia</text:span></text:p>
            <text:p text:style-name="P15">- Formación</text:p>
            <text:p text:style-name="P15">- Terapia</text:p>
            <text:p text:style-name="P15">- Especialidad</text:p>
            <text:p text:style-name="P15">- Aseguradora</text:p>
            <text:p text:style-name="P15">- Patologías</text:p>
          </table:table-cell>
        </table:table-row>
        <table:table-row table:style-name="Table3.1">
          <table:table-cell table:style-name="Table3.A2" office:value-type="float" office:value="0">
            <text:p text:style-name="P12">Estabilidad</text:p>
          </table:table-cell>
          <table:table-cell table:style-name="Table3.B4" office:value-type="string">
            <text:p text:style-name="P16">Media</text:p>
          </table:table-cell>
        </table:table-row>
      </table:table>
      <text:p text:style-name="P10"/>
      <text:p text:style-name="P10"/>
      <text:h text:style-name="P21" text:outline-level="3">Gestión de usuarios</text:h>
      <text:p text:style-name="P8"/>
      <text:p text:style-name="P3">Acceso pacientes</text:p>
      <text:p text:style-name="P5">Cualquier paciente registrado en la plataforma podrá acceder a la plataforma a través de la página de acceso.</text:p>
      <text:p text:style-name="P5"/>
      <text:p text:style-name="P3">Registro </text:p>
      <text:p text:style-name="P5">Cualquier usuario podrá acceder a los servicios de la plataforma tras haber cubierto el formulario de registro.</text:p>
      <text:p text:style-name="P5"/>
      <text:p text:style-name="P3">Baja pacientes</text:p>
      <text:p text:style-name="P5">Cualquier paciente registrado en la plataforma podrá darse de baja de la plataforma.</text:p>
      <text:p text:style-name="P5"/>
      <text:p text:style-name="P3">Modificación de los datos de pacientes</text:p>
      <text:p text:style-name="P5">Cualquier paciente registrado en la plataforma podrá modificar sus datos de usuario.</text:p>
      <text:p text:style-name="P5"/>
      <text:h text:style-name="P22" text:outline-level="3">Cuestionario/Emparejamiento</text:h>
      <text:p text:style-name="P9"/>
      <text:p text:style-name="P4">Especificación de los síntomas por parte del paciente</text:p>
      <text:p text:style-name="P6">Cualquier paciente registrado en la plataforma podrá especificar sus síntomas a través de un cuestionario.</text:p>
      <text:p text:style-name="P6"/>
      <text:p text:style-name="P4">Asignación de la patología al paciente</text:p>
      <text:p text:style-name="P6">Se asignará al menos una patología al paciente una vez conocidos sus síntomas.</text:p>
      <text:p text:style-name="P6"/>
      <text:p text:style-name="P4">Asignación del psicólogo al paciente en base a la patología</text:p>
      <text:p text:style-name="P6">Se asignará al menos un psicólogo al paciente tras conocer su patología.</text:p>
      <text:p text:style-name="P6"/>
      <text:p text:style-name="P4">Filtrado de los resultados en base a distintos criterios </text:p>
      <text:p text:style-name="P6">Cualquier paciente, que haya obtenido resultados concluyentes en el cuestionario, podrá <text:s/>filtrarlos en base a distintos criterios como las características geográficas, el precio o su seguro médio.</text:p>
      <text:p text:style-name="P6"/>
      <text:p text:style-name="P6"/>
      <text:h text:style-name="P22" text:outline-level="3">Comunicación/Valoraciones/Comentario</text:h>
      <text:p text:style-name="P2"/>
      <text:p text:style-name="P4">Contacto del paciente con el psicólogo</text:p>
      <text:p text:style-name="P6">El paciente podrá contactar con cualquiera de los psicólogos que le fueron <text:s/>asignados tras realizar el cuestionario.</text:p>
      <text:p text:style-name="P6"/>
      <text:p text:style-name="P4">Valoración del psicólogo por parte del paciente</text:p>
      <text:p text:style-name="P6">El paciente podrá valorar al psicólogo que le haya atendido.</text:p>
      <text:p text:style-name="P6"/>
      <text:p text:style-name="P6"/>
      <text:h text:style-name="P22" text:outline-level="3">Requisitos no funcionales</text:h>
      <text:p text:style-name="P9"/>
      <text:p text:style-name="P4">Encriptado de datos</text:p>
      <text:p text:style-name="P6">Los datos de los pacientes almacenados en la base de datos deberán estar cifrados con un algoritmo de cifrado.</text:p>
      <text:p text:style-name="P6"/>
      <text:p text:style-name="P4">Tiempo de respuesta de asignación</text:p>
      <text:p text:style-name="P6">El paciente tras enviar las respuestas del cuestionario, los resultados de asignación de psicólogo del mismo deberán tener un tiempo de respuesta de como máximo 3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55:26.036509729</meta:creation-date>
    <meta:generator>LibreOffice/4.2.8.2$Linux_X86_64 LibreOffice_project/420m0$Build-2</meta:generator>
    <dc:date>2017-12-01T15:10:15.394607193</dc:date>
    <meta:editing-duration>PT2H31M26S</meta:editing-duration>
    <meta:editing-cycles>7</meta:editing-cycles>
    <meta:document-statistic meta:table-count="3" meta:image-count="0" meta:object-count="0" meta:page-count="6" meta:paragraph-count="80" meta:word-count="430" meta:character-count="2853" meta:non-whitespace-character-count="2488"/>
  </office:meta>
</office:document-meta>
</file>